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rsid="000c0b3f" officeooo:paragraph-rsid="000c0b3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style:text-underline-style="none" fo:font-weight="normal" officeooo:rsid="000c0b3f" officeooo:paragraph-rsid="000c0b3f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34fc1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10d6de" officeooo:paragraph-rsid="000eefdc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10d6de" officeooo:paragraph-rsid="0010d6de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10d6de" officeooo:paragraph-rsid="00134fc1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134fc1" officeooo:paragraph-rsid="00134fc1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15064f" officeooo:paragraph-rsid="0015064f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15bb80" officeooo:paragraph-rsid="0015bb80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officeooo:paragraph-rsid="00134fc1" style:font-size-asian="18pt" style:font-size-complex="18pt"/>
    </style:style>
    <style:style style:name="P11" style:family="paragraph" style:parent-style-name="Text_20_body">
      <style:paragraph-properties fo:text-align="start" style:justify-single-word="false"/>
      <style:text-properties officeooo:paragraph-rsid="000c0b3f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rsid="000dc6ee" officeooo:paragraph-rsid="000dc6ee" style:font-size-asian="15.75pt" style:font-weight-asian="bold" style:font-size-complex="18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8pt" style:text-underline-style="none" fo:font-weight="normal" officeooo:rsid="000c0b3f" officeooo:paragraph-rsid="000c0b3f" style:font-size-asian="15.75pt" style:font-weight-asian="normal" style:font-size-complex="18pt" style:font-weight-complex="normal"/>
    </style:style>
    <style:style style:name="T1" style:family="text">
      <style:text-properties officeooo:rsid="00122dbc"/>
    </style:style>
    <style:style style:name="T2" style:family="text">
      <style:text-properties fo:color="#d69d85" style:font-name="Consolas" fo:font-size="9.5pt" fo:background-color="#1e1e1e" loext:char-shading-value="0" style:font-size-asian="9.5pt"/>
    </style:style>
    <style:style style:name="T3" style:family="text">
      <style:text-properties fo:color="#2b91af" style:font-name="Consolas" fo:background-color="#ffffff" loext:char-shading-value="0"/>
    </style:style>
    <style:style style:name="T4" style:family="text">
      <style:text-properties fo:color="#2b91af" style:font-name="Consolas" fo:font-size="18pt" fo:background-color="#ffffff" loext:char-shading-value="0" style:font-size-asian="18pt" style:font-size-complex="18pt"/>
    </style:style>
    <style:style style:name="T5" style:family="text">
      <style:text-properties fo:color="#000000" style:font-name="Consolas" fo:background-color="#ffffff" loext:char-shading-value="0"/>
    </style:style>
    <style:style style:name="T6" style:family="text">
      <style:text-properties fo:color="#000000" style:font-name="Consolas" fo:font-size="18pt" fo:background-color="#ffffff" loext:char-shading-value="0" style:font-size-asian="18pt" style:font-size-complex="18pt"/>
    </style:style>
    <style:style style:name="T7" style:family="text">
      <style:text-properties fo:color="#0000ff" style:font-name="Consolas" fo:background-color="#ffffff" loext:char-shading-value="0"/>
    </style:style>
    <style:style style:name="T8" style:family="text">
      <style:text-properties fo:color="#0000ff" style:font-name="Consolas" officeooo:rsid="0015064f" fo:background-color="#ffffff" loext:char-shading-value="0"/>
    </style:style>
    <style:style style:name="T9" style:family="text">
      <style:text-properties fo:color="#0000ff" style:font-name="Consolas" fo:font-size="18pt" fo:background-color="#ffffff" loext:char-shading-value="0" style:font-size-asian="18pt" style:font-size-complex="18pt"/>
    </style:style>
    <style:style style:name="T10" style:family="text">
      <style:text-properties fo:color="#a31515" style:font-name="Consolas" fo:font-size="18pt" fo:background-color="#ffffff" loext:char-shading-value="0" style:font-size-asian="18pt" style:font-size-complex="18pt"/>
    </style:style>
    <style:style style:name="T11" style:family="text">
      <style:text-properties fo:color="#a31515" style:font-name="Consolas" fo:font-size="18pt" officeooo:rsid="0015064f" fo:background-color="#ffffff" loext:char-shading-value="0" style:font-size-asian="18pt" style:font-size-complex="18pt"/>
    </style:style>
    <style:style style:name="T12" style:family="text">
      <style:text-properties officeooo:rsid="0015064f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5064f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5064f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15bb80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: <text:span text:style-name="T1">Number Letter Counts</text:span></text:p>
      <text:p text:style-name="P13">If the numbers 1 to 5 are written out in words: one, two, three, four, five, then there are 3 + 3 + 5 + 4 + 4 = 19 letters used in total.</text:p>
      <text:p text:style-name="Text_20_body">If all the numbers from 1 to 1000 (one thousand) inclusive were written out in words, how many letters would be used? </text:p>
      <text:p text:style-name="P2"/>
      <text:p text:style-name="P11"/>
      <text:p text:style-name="Text_20_body"/>
      <text:p text:style-name="P12">Problem 2: <text:span text:style-name="T1">Crack the Hash</text:span></text:p>
      <text:p text:style-name="P8">The hash is either a <text:span text:style-name="T15">0 to 6 digit number</text:span> or a <text:span text:style-name="T15">three letter lower case </text:span><text:span text:style-name="T17">string</text:span>.</text:p>
      <text:p text:style-name="P9">Hash output will be the exact same on each computer. <text:s/>Different hash for each input. <text:s/></text:p>
      <text:p text:style-name="P9"/>
      <text:p text:style-name="P8">Example: </text:p>
      <text:p text:style-name="P8"><text:tab/><text:tab/><text:tab/>int k = 123456;</text:p>
      <text:p text:style-name="P8"><text:tab/><text:tab/><text:tab/><text:span text:style-name="T4">hash</text:span><text:span text:style-name="T6">&lt;</text:span><text:span text:style-name="T9">int</text:span><text:span text:style-name="T6">&gt; h;</text:span></text:p>
      <text:p text:style-name="P8"><text:tab/><text:tab/><text:tab/><text:span text:style-name="T9">const</text:span><text:span text:style-name="T6"> </text:span><text:span text:style-name="T4">size_t</text:span><text:span text:style-name="T6"> value = h(k);</text:span></text:p>
      <text:p text:style-name="P8"><text:span text:style-name="T6"><text:tab/><text:tab/><text:tab/>output = 859409398</text:span></text:p>
      <text:p text:style-name="P8"><text:span text:style-name="T6"><text:tab/><text:tab/><text:tab/></text:span></text:p>
      <text:p text:style-name="P8"/>
      <text:p text:style-name="P7">Crack the Hash <text:span text:style-name="T15">10</text:span><text:span text:style-name="T16">8289031</text:span></text:p>
      <text:p text:style-name="P6"/>
      <text:p text:style-name="P4"/>
      <text:p text:style-name="P8">The Code you will need to use:</text:p>
      <text:p text:style-name="P8"/>
      <text:p text:style-name="P3"><text:span text:style-name="T9">#include</text:span><text:span text:style-name="T6"> </text:span><text:span text:style-name="T10">&lt;</text:span><text:span text:style-name="T11">string</text:span><text:span text:style-name="T10">&gt;</text:span></text:p>
      <text:p text:style-name="P10"><text:span text:style-name="T3">hash</text:span><text:span text:style-name="T5">&lt;</text:span><text:span text:style-name="T8">string</text:span><text:span text:style-name="T5">&gt; h;</text:span></text:p>
      <text:p text:style-name="P10"><text:span text:style-name="T7">const</text:span><text:span text:style-name="T5"> </text:span><text:span text:style-name="T3">size_t</text:span><text:span text:style-name="T5"> value = h(i);</text:span></text:p>
      <text:p text:style-name="P10"><text:span text:style-name="T5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09:38:53.110000000</meta:creation-date>
    <dc:date>2015-03-13T10:41:45.526000000</dc:date>
    <meta:editing-duration>PT1H1M19S</meta:editing-duration>
    <meta:editing-cycles>11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17" meta:word-count="133" meta:character-count="681" meta:non-whitespace-character-count="544"/>
  </office:meta>
</office:document-meta>
</file>